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f3479" officeooo:paragraph-rsid="000f3479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f3479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fo:font-weight="normal" officeooo:rsid="000f92be" style:font-size-asian="18pt" style:font-weight-asian="normal" style:font-size-complex="18pt" style:font-weight-complex="normal"/>
    </style:style>
    <style:style style:name="T5" style:family="text">
      <style:text-properties fo:font-size="18pt" style:text-underline-style="solid" style:text-underline-width="auto" style:text-underline-color="font-color" officeooo:rsid="000f3479" style:font-size-asian="18pt" style:font-size-complex="18pt"/>
    </style:style>
    <style:style style:name="T6" style:family="text">
      <style:text-properties style:text-position="super 58%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8"/><text:span text:style-name="T8"><text:s text:c="4"/></text:span><text:span text:style-name="T5">Assignment – 2</text:span></text:p>
      <text:p text:style-name="P1"><text:span text:style-name="T2"/></text:p>
      <text:p text:style-name="P1"><text:span text:style-name="T2"/></text:p>
      <text:p text:style-name="P2"><text:span text:style-name="T1">Q1&gt; </text:span><text:span text:style-name="T3">Which field of the customers table is the primary key?</text:span></text:p>
      <text:p text:style-name="P2"><text:span text:style-name="T3">Ans&gt; CNUM is the Primary key in Customer table.</text:span></text:p>
      <text:p text:style-name="P2"><text:span text:style-name="T3"/></text:p>
      <text:p text:style-name="P2"><text:span text:style-name="T3"/></text:p>
      <text:p text:style-name="P2"><text:span text:style-name="T3">Q2&gt; What is the 4</text:span><text:span text:style-name="T6">th</text:span><text:span text:style-name="T3"> column of the Customer table?</text:span></text:p>
      <text:p text:style-name="P2"><text:span text:style-name="T3">Ans&gt; Rating is the 4</text:span><text:span text:style-name="T6">th</text:span><text:span text:style-name="T3"> column of the customer table.</text:span></text:p>
      <text:p text:style-name="P2"><text:span text:style-name="T3"/></text:p>
      <text:p text:style-name="P2"><text:span text:style-name="T3"/></text:p>
      <text:p text:style-name="P2"><text:span text:style-name="T3">Q3&gt; What is the another word for row? For column?</text:span></text:p>
      <text:p text:style-name="P2"><text:span text:style-name="T3">Ans&gt;For Row:- <text:s/>Tuple,Entity.</text:span></text:p>
      <text:p text:style-name="P2"><text:span text:style-name="T3"><text:s text:c="8"/>For column:- Attribute.</text:span></text:p>
      <text:p text:style-name="P2"><text:span text:style-name="T3"/></text:p>
      <text:p text:style-name="P2"><text:span text:style-name="T3"/></text:p>
      <text:p text:style-name="P2"><text:span text:style-name="T3">Q4&gt; Why isnt it possible to see the first five rows of a table?</text:span></text:p>
      <text:p text:style-name="P2"><text:span text:style-name="T3">Ans&gt; </text:span><text:span text:style-name="T4">It isn’t possible to see the first five rows of a table beacuse all the rows in <text:s/>the table are in scattered location not in a sequential mann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43:36.401122970</meta:creation-date>
    <dc:date>2023-09-11T21:58:08.686206023</dc:date>
    <meta:editing-duration>PT2M2S</meta:editing-duration>
    <meta:editing-cycles>1</meta:editing-cycles>
    <meta:document-statistic meta:table-count="0" meta:image-count="0" meta:object-count="0" meta:page-count="1" meta:paragraph-count="10" meta:word-count="101" meta:character-count="592" meta:non-whitespace-character-count="438"/>
    <meta:generator>LibreOffice/7.3.7.2$Linux_X86_64 LibreOffice_project/30$Build-2</meta:generator>
  </office:meta>
</office:document-meta>
</file>